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B0000039A20055A9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width="20.02cm" svg:height="28.319cm" draw:z-index="0"><draw:image xlink:href="Pictures/100000000000028B0000039A20055A9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2:30:32.640930568</meta:creation-date>
    <dc:date>2026-03-27T12:33:00.025702400</dc:date>
    <meta:editing-duration>PT2M27S</meta:editing-duration>
    <meta:editing-cycles>1</meta:editing-cycles>
    <meta:generator>LibreOffice/24.2.7.2$Linux_X86_64 LibreOffice_project/420$Build-2</meta:generator>
    <meta:print-date>2026-03-27T12:33:07.325185899</meta:print-date>
    <meta:printed-by>PDF-Dateien</meta:printed-by>
    <meta:document-statistic meta:table-count="0" meta:image-count="1" meta:object-count="0" meta:page-count="1" meta:paragraph-count="0" meta:word-count="0" meta:character-count="0" meta:non-whitespace-character-count="0"/>
  </office:meta>
</office:document-meta>
</file>